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dc12" officeooo:paragraph-rsid="0007dc12" style:font-weight-asian="normal" style:font-weight-complex="normal"/>
    </style:style>
    <style:style style:name="P2" style:family="paragraph" style:parent-style-name="Standard">
      <style:text-properties fo:font-weight="normal" officeooo:rsid="0007dc12" officeooo:paragraph-rsid="0008af7e" style:font-weight-asian="normal" style:font-weight-complex="normal"/>
    </style:style>
    <style:style style:name="P3" style:family="paragraph" style:parent-style-name="Standard">
      <style:text-properties fo:font-weight="normal" officeooo:rsid="000b3e1c" officeooo:paragraph-rsid="000b3e1c" style:font-weight-asian="normal" style:font-weight-complex="normal"/>
    </style:style>
    <style:style style:name="P4" style:family="paragraph" style:parent-style-name="Standard">
      <style:text-properties fo:font-weight="normal" officeooo:rsid="000b3e1c" officeooo:paragraph-rsid="000bcb06" style:font-weight-asian="normal" style:font-weight-complex="normal"/>
    </style:style>
    <style:style style:name="P5" style:family="paragraph" style:parent-style-name="Standard">
      <style:text-properties fo:font-weight="normal" officeooo:rsid="000bcb06" officeooo:paragraph-rsid="000bcb06" style:font-weight-asian="normal" style:font-weight-complex="normal"/>
    </style:style>
    <style:style style:name="P6" style:family="paragraph" style:parent-style-name="Standard">
      <style:text-properties fo:font-weight="normal" officeooo:rsid="000bcb06" officeooo:paragraph-rsid="000cee0c" style:font-weight-asian="normal" style:font-weight-complex="normal"/>
    </style:style>
    <style:style style:name="P7" style:family="paragraph" style:parent-style-name="Standard">
      <style:text-properties fo:font-weight="normal" officeooo:rsid="000cee0c" officeooo:paragraph-rsid="000cee0c" style:font-weight-asian="normal" style:font-weight-complex="normal"/>
    </style:style>
    <style:style style:name="P8" style:family="paragraph" style:parent-style-name="Standard">
      <style:text-properties fo:font-weight="normal" officeooo:rsid="000e5d1a" officeooo:paragraph-rsid="000e5d1a" style:font-weight-asian="normal" style:font-weight-complex="normal"/>
    </style:style>
    <style:style style:name="P9" style:family="paragraph" style:parent-style-name="Standard">
      <style:text-properties fo:font-weight="normal" officeooo:rsid="000f96c7" officeooo:paragraph-rsid="000f96c7" style:font-weight-asian="normal" style:font-weight-complex="normal"/>
    </style:style>
    <style:style style:name="P10" style:family="paragraph" style:parent-style-name="Standard">
      <style:text-properties fo:font-weight="normal" officeooo:rsid="000f96c7" officeooo:paragraph-rsid="0010c7e6" style:font-weight-asian="normal" style:font-weight-complex="normal"/>
    </style:style>
    <style:style style:name="P11" style:family="paragraph" style:parent-style-name="Standard">
      <style:text-properties fo:font-weight="normal" officeooo:rsid="0010c7e6" officeooo:paragraph-rsid="001253ee" style:font-weight-asian="normal" style:font-weight-complex="normal"/>
    </style:style>
    <style:style style:name="P12" style:family="paragraph" style:parent-style-name="Standard">
      <style:text-properties fo:font-weight="normal" officeooo:rsid="001253ee" officeooo:paragraph-rsid="001253ee" style:font-weight-asian="normal" style:font-weight-complex="normal"/>
    </style:style>
    <style:style style:name="P13" style:family="paragraph" style:parent-style-name="Standard">
      <style:text-properties fo:font-weight="normal" officeooo:rsid="001464f3" officeooo:paragraph-rsid="001464f3" style:font-weight-asian="normal" style:font-weight-complex="normal"/>
    </style:style>
    <style:style style:name="P14" style:family="paragraph" style:parent-style-name="Standard">
      <style:text-properties fo:font-weight="normal" officeooo:rsid="00160722" officeooo:paragraph-rsid="00160722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1253ee" officeooo:paragraph-rsid="001253e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253ee" officeooo:paragraph-rsid="001253ee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36891" officeooo:paragraph-rsid="0013689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464f3" officeooo:paragraph-rsid="001464f3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60722" officeooo:paragraph-rsid="00167f54" style:font-weight-asian="normal" style:font-weight-complex="normal"/>
    </style:style>
    <style:style style:name="P20" style:family="paragraph" style:parent-style-name="Standard">
      <style:text-properties fo:font-weight="normal" officeooo:rsid="00094e99" officeooo:paragraph-rsid="000b3e1c" style:font-weight-asian="normal" style:font-weight-complex="normal"/>
    </style:style>
    <style:style style:name="P21" style:family="paragraph" style:parent-style-name="Standard">
      <style:text-properties fo:font-weight="normal" officeooo:rsid="001253ee" officeooo:paragraph-rsid="001253ee" style:font-weight-asian="normal" style:font-weight-complex="normal"/>
    </style:style>
    <style:style style:name="P22" style:family="paragraph" style:parent-style-name="Standard">
      <style:text-properties fo:font-weight="normal" officeooo:rsid="0010c7e6" officeooo:paragraph-rsid="001253ee" style:font-weight-asian="normal" style:font-weight-complex="normal"/>
    </style:style>
    <style:style style:name="P23" style:family="paragraph" style:parent-style-name="Standard">
      <style:text-properties fo:font-weight="normal" officeooo:rsid="0016fd70" officeooo:paragraph-rsid="0016fd70" style:font-weight-asian="normal" style:font-weight-complex="normal"/>
    </style:style>
    <style:style style:name="P24" style:family="paragraph" style:parent-style-name="Standard">
      <style:text-properties fo:font-weight="normal" officeooo:rsid="0017a9fd" officeooo:paragraph-rsid="0017a9fd" style:font-weight-asian="normal" style:font-weight-complex="normal"/>
    </style:style>
    <style:style style:name="P25" style:family="paragraph" style:parent-style-name="Standard">
      <style:text-properties fo:font-weight="normal" officeooo:rsid="000b3e1c" officeooo:paragraph-rsid="000b3e1c" style:font-weight-asian="normal" style:font-weight-complex="normal"/>
    </style:style>
    <style:style style:name="P26" style:family="paragraph" style:parent-style-name="Standard">
      <style:text-properties fo:font-weight="normal" officeooo:rsid="000b3e1c" officeooo:paragraph-rsid="000f96c7" style:font-weight-asian="normal" style:font-weight-complex="normal"/>
    </style:style>
    <style:style style:name="P27" style:family="paragraph" style:parent-style-name="Standard">
      <style:text-properties fo:font-weight="normal" officeooo:rsid="00183a89" officeooo:paragraph-rsid="00183a89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60722" officeooo:paragraph-rsid="00167f54" style:font-weight-asian="normal" style:font-weight-complex="normal"/>
    </style:style>
    <style:style style:name="P29" style:family="paragraph" style:parent-style-name="Standard">
      <style:text-properties officeooo:rsid="00183a89" officeooo:paragraph-rsid="00183a89"/>
    </style:style>
    <style:style style:name="T1" style:family="text">
      <style:text-properties officeooo:rsid="0008af7e"/>
    </style:style>
    <style:style style:name="T2" style:family="text">
      <style:text-properties officeooo:rsid="000bcb06"/>
    </style:style>
    <style:style style:name="T3" style:family="text">
      <style:text-properties officeooo:rsid="000cee0c"/>
    </style:style>
    <style:style style:name="T4" style:family="text">
      <style:text-properties officeooo:rsid="0010c7e6"/>
    </style:style>
    <style:style style:name="T5" style:family="text">
      <style:text-properties officeooo:rsid="00111211"/>
    </style:style>
    <style:style style:name="T6" style:family="text">
      <style:text-properties officeooo:rsid="001253ee"/>
    </style:style>
    <style:style style:name="T7" style:family="text">
      <style:text-properties officeooo:rsid="00167f54"/>
    </style:style>
    <style:style style:name="T8" style:family="text">
      <style:text-properties officeooo:rsid="00183a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node js</text:p>
      <text:p text:style-name="P1"/>
      <text:p text:style-name="P1">// install last version npm</text:p>
      <text:p text:style-name="P1">sudo npm install -g n latest</text:p>
      <text:p text:style-name="P1"/>
      <text:p text:style-name="P1">// To install the latest release, use n latest. Alternatively, you can run n #.#.# to get a specific Node //version.</text:p>
      <text:p text:style-name="P1">// install last version node js</text:p>
      <text:p text:style-name="P1">sudo n stable</text:p>
      <text:p text:style-name="P1"/>
      <text:p text:style-name="P1">// switch node version</text:p>
      <text:p text:style-name="P1">sudo n</text:p>
      <text:p text:style-name="P1"/>
      <text:p text:style-name="P1">// after reinstall npm (error in console). Reinstall node-sass</text:p>
      <text:p text:style-name="P1">sudo npm i node-sass </text:p>
      <text:p text:style-name="P1"/>
      <text:p text:style-name="P1">// remove node js</text:p>
      <text:p text:style-name="P1">sudo apt-get remove nodejs</text:p>
      <text:p text:style-name="P1"/>
      <text:p text:style-name="P1">// remove version node js</text:p>
      <text:p text:style-name="P1">sudo n rm 4.2.0</text:p>
      <text:p text:style-name="P1"/>
      <text:p text:style-name="P1">------------------------------------npm</text:p>
      <text:p text:style-name="P1"/>
      <text:p text:style-name="P1">// install global npm</text:p>
      <text:p text:style-name="P1">sudo npm install -g npm</text:p>
      <text:p text:style-name="P1"/>
      <text:p text:style-name="P1">// cache clean </text:p>
      <text:p text:style-name="P1">sudo npm cache clean -f</text:p>
      <text:p text:style-name="P1"/>
      <text:p text:style-name="P1">// install only "devDependencies"</text:p>
      <text:p text:style-name="P1">npm install --save-dev hammerjs</text:p>
      <text:p text:style-name="P1"/>
      <text:p text:style-name="P1"/>
      <text:p text:style-name="P1">Database</text:p>
      <text:p text:style-name="P1">psql –version</text:p>
      <text:p text:style-name="P1"/>
      <text:p text:style-name="P1"/>
      <text:p text:style-name="P1">-----------------------------------Linux </text:p>
      <text:p text:style-name="P1">//kill port</text:p>
      <text:p text:style-name="P1">fuser -k 4200/tcp </text:p>
      <text:p text:style-name="P1"/>
      <text:p text:style-name="P1">// check temperatures in linux</text:p>
      <text:p text:style-name="P1">inxi -s</text:p>
      <text:p text:style-name="P1"/>
      <text:p text:style-name="P1">// linux not refreshing angular-cli (or echo 8192 )</text:p>
      <text:p text:style-name="P1">//File System proc/sys/fs/inotify/max_user_watches</text:p>
      <text:p text:style-name="P1"/>
      <text:p text:style-name="P1">echo 100000 | sudo tee -a /proc/sys/fs/inotify/max_user_watches</text:p>
      <text:p text:style-name="P1"><text:soft-page-break/>// documentation in linux - справочное руководство по какой-либо команде (man chromium-browser | grep window)</text:p>
      <text:p text:style-name="P1"/>
      <text:p text:style-name="P1">Update Linux</text:p>
      <text:p text:style-name="P1">// after change sources.list</text:p>
      <text:p text:style-name="P1">sudo apt update</text:p>
      <text:p text:style-name="P1">//update package in linux</text:p>
      <text:p text:style-name="P1">sudo apt upgrade</text:p>
      <text:p text:style-name="P1">sudo rm /etc/apt/sources.list.d/additional-repositories.list</text:p>
      <text:p text:style-name="P1">sudoedit /etc/apt/sources.list.d/additional-repositories.list</text:p>
      <text:p text:style-name="P1"/>
      <text:p text:style-name="P1">// linux mint add language flag</text:p>
      <text:p text:style-name="P1">Menu -&gt; Applets -&gt; keyboard (+)</text:p>
      <text:p text:style-name="P1"/>
      <text:p text:style-name="P1">// linux mint add two language</text:p>
      <text:p text:style-name="P1">Menu -&gt; Keyboard -&gt; Layouts (+)</text:p>
      <text:p text:style-name="P1"/>
      <text:p text:style-name="P1">// keyboard shortcut</text:p>
      <text:p text:style-name="P1">Menu -&gt; Keyboard -&gt; options... -&gt; Switching to another layout -&gt; Alt+Shift</text:p>
      <text:p text:style-name="P1"/>
      <text:p text:style-name="P1"/>
      <text:p text:style-name="P1">man ls</text:p>
      <text:p text:style-name="P1"/>
      <text:p text:style-name="P1">-----------------------------------Console</text:p>
      <text:p text:style-name="P1">// suggest command</text:p>
      <text:p text:style-name="P1">Ctrl + R</text:p>
      <text:p text:style-name="P1"/>
      <text:p text:style-name="P1">// open general console </text:p>
      <text:p text:style-name="P1">Ctrl + Alt + F5</text:p>
      <text:p text:style-name="P1">// close general console </text:p>
      <text:p text:style-name="P1">Ctrl + Alt + F7</text:p>
      <text:p text:style-name="P1"/>
      <text:p text:style-name="P1">// after instal .deb</text:p>
      <text:p text:style-name="P1">sudo apt update</text:p>
      <text:p text:style-name="P1"/>
      <text:p text:style-name="P1">// install htop</text:p>
      <text:p text:style-name="P1">apt-get install htop</text:p>
      <text:p text:style-name="P1"/>
      <text:p text:style-name="P1">// in console kick <text:s/>API</text:p>
      <text:p text:style-name="P1">curl -X POST -H "X-Token-Ver: TokenV2" -H "X-Token-Hash: SHA256" -H "Authorization: " https://gusconnector.chmura.insert.pl/api/gus/zaloguj</text:p>
      <text:p text:style-name="P1"/>
      <text:p text:style-name="P1">// kill port inlinux</text:p>
      <text:p text:style-name="P1">fuser -k 4200/tcp</text:p>
      <text:p text:style-name="P1"/>
      <text:p text:style-name="P1">// clean console</text:p>
      <text:p text:style-name="P1">Ctrl + L</text:p>
      <text:p text:style-name="P1"/>
      <text:p text:style-name="P1">------------------------------Install virtualbox</text:p>
      <text:p text:style-name="P1"><text:soft-page-break/></text:p>
      <text:p text:style-name="P1">Step 1: Edit in console /etc/apt/sources.list file.</text:p>
      <text:p text:style-name="P1">sudo nano /etc/apt/sources.list</text:p>
      <text:p text:style-name="P1"/>
      <text:p text:style-name="P1">Step 2: Add the following line to that file.</text:p>
      <text:p text:style-name="P1">deb http://download.virtualbox.org/virtualbox/debian xenial contrib</text:p>
      <text:p text:style-name="P1"/>
      <text:p text:style-name="P1">Step 3: Import the Public key of the Oracle VirtualBox repository to your system.</text:p>
      <text:p text:style-name="P1">wget -q https://www.virtualbox.org/download/oracle_vbox_2016.asc -O- | sudo apt-key add -</text:p>
      <text:p text:style-name="P1"/>
      <text:p text:style-name="P1">Step 4: Update the package database.</text:p>
      <text:p text:style-name="P1">sudo apt-get update</text:p>
      <text:p text:style-name="P1"/>
      <text:p text:style-name="P1">Step 5: Install the VirtualBox 5.2. Command as follows.</text:p>
      <text:p text:style-name="P1">sudo apt-get install virtualbox-5.2</text:p>
      <text:p text:style-name="P1"/>
      <text:p text:style-name="P1">Note: dkms package ensures that the VirtualBox host kernel modules (vboxdrv, vboxnetflt, and vboxnetadp are correctly updated if the Linux kernel version changes during the next apt-get upgrade.</text:p>
      <text:p text:style-name="P1">sudo apt-get install dkms</text:p>
      <text:p text:style-name="P1"/>
      <text:p text:style-name="P1">Step 6: Start VirtualBox</text:p>
      <text:p text:style-name="P1">virtualbox</text:p>
      <text:p text:style-name="P1"/>
      <text:p text:style-name="P1">//error in virtualbox</text:p>
      <text:p text:style-name="P1"><text:tab/>RTR3InitEx failed with rc=-1912 (rc=-1912)</text:p>
      <text:p text:style-name="P1">resolve:</text:p>
      <text:p text:style-name="P1"><text:tab/>Check if virtualbox-dkms is installed:</text:p>
      <text:p text:style-name="P1"><text:tab/>dpkg -l | grep virtualbox-dkms</text:p>
      <text:p text:style-name="P1"><text:tab/>If yes, then delete it and install dkms</text:p>
      <text:p text:style-name="P1"/>
      <text:p text:style-name="P1"><text:tab/>sudo apt-get purge virtualbox-dkms &amp;&amp; \ sudo apt-get install dkms</text:p>
      <text:p text:style-name="P1"/>
      <text:p text:style-name="P1"><text:tab/>Rebuild VirtualBox kernel modules:</text:p>
      <text:p text:style-name="P1"><text:tab/>sudo /sbin/vboxconfig</text:p>
      <text:p text:style-name="P1"/>
      <text:p text:style-name="P1"/>
      <text:p text:style-name="P1">--------------------------------Angular CLI</text:p>
      <text:p text:style-name="P1"/>
      <text:p text:style-name="P1">ng –version</text:p>
      <text:p text:style-name="P1"/>
      <text:p text:style-name="P1">// <text:s/>old way to change version CLI</text:p>
      <text:p text:style-name="P1">npm uninstall -g angular-cli</text:p>
      <text:p text:style-name="P1">npm cache clean</text:p>
      <text:p text:style-name="P1">npm install -g @angular/cli@latest</text:p>
      <text:p text:style-name="P1"/>
      <text:p text:style-name="P1">rm -rf node_modules</text:p>
      <text:p text:style-name="P1">npm uninstall --save-dev angular-cli</text:p>
      <text:p text:style-name="P1">npm install --save-dev @angular/cli@latest</text:p>
      <text:p text:style-name="P1">npm install</text:p>
      <text:p text:style-name="P1"><text:soft-page-break/></text:p>
      <text:p text:style-name="P1">// new change version CLI</text:p>
      <text:p text:style-name="P1">ng update @angular/cli</text:p>
      <text:p text:style-name="P1"/>
      <text:p text:style-name="P1">// error when change version CLI</text:p>
      <text:p text:style-name="P1">ng update @angular/cli --migrate-only –from=1.7.4</text:p>
      <text:p text:style-name="P1"/>
      <text:p text:style-name="P1">// change css to scss all project</text:p>
      <text:p text:style-name="P1">ng set defaults.styleExt scss</text:p>
      <text:p text:style-name="P1"/>
      <text:p text:style-name="P1">migration angular 6</text:p>
      <text:p text:style-name="P1"/>
      <text:p text:style-name="P1">//example</text:p>
      <text:p text:style-name="P1">const el = document.querySelector(selector) as HTMLElement; <text:s/>=&gt; const el = document.querySelector&lt;HTMLElement&gt;(selector);</text:p>
      <text:p text:style-name="P1">@ViewChild('input') inputRef: ElementRef; <text:s text:c="18"/>=&gt; @ViewChild('input') inputRef: ElementRef&lt;HTMLInputElement&gt;;</text:p>
      <text:p text:style-name="P1">return next.handle(req).do(() ..... <text:s text:c="24"/>=&gt; <text:s/>return next.handle(req).pipe(tap(response =&gt; {......</text:p>
      <text:p text:style-name="P1">@ViewChild('input', {read: ElementRef}) inputRef: ElementRef; =&gt; @ViewChild('input', {read: ElementRef}) inputRef: ElementRef&lt;HTMLInputElement&gt;;</text:p>
      <text:p text:style-name="P1"/>
      <text:p text:style-name="P1">//error</text:p>
      <text:p text:style-name="P1"><text:tab/>E/launcher - Process exited with error code 199 An unexpected error occured: undefined</text:p>
      <text:p text:style-name="P1"><text:tab/>Resolve:</text:p>
      <text:p text:style-name="P1"><text:tab/><text:tab/>update chome</text:p>
      <text:p text:style-name="P1"><text:tab/><text:tab/>install node/9.11.1 not node/10.0.0</text:p>
      <text:p text:style-name="P1"/>
      <text:p text:style-name="P1"/>
      <text:p text:style-name="P1">------------------------------------------Python</text:p>
      <text:p text:style-name="P1"/>
      <text:p text:style-name="P1">// instal python</text:p>
      <text:p text:style-name="P1">sudo add-apt-repository ppa:jonathonf/python-3.6</text:p>
      <text:p text:style-name="P1"/>
      <text:p text:style-name="P1"/>
      <text:p text:style-name="P1">---------------------------------------------Update</text:p>
      <text:p text:style-name="P1"/>
      <text:p text:style-name="P1">//Update Chromium</text:p>
      <text:p text:style-name="P1">sudo apt-get update</text:p>
      <text:p text:style-name="P1">sudo apt-get install chromium-browser</text:p>
      <text:p text:style-name="P1"/>
      <text:p text:style-name="P1">//Update Firefox</text:p>
      <text:p text:style-name="P1">sudo apt upgrade firefox</text:p>
      <text:p text:style-name="P1"/>
      <text:p text:style-name="P1">--------------------------------------------BIOS</text:p>
      <text:p text:style-name="P1">Lenovo B580 (Enter + F1)</text:p>
      <text:p text:style-name="P1"/>
      <text:p text:style-name="P1">---------------------------------------------PHP 7</text:p>
      <text:p text:style-name="P1"/>
      <text:p text:style-name="P1">sudo apt-get update</text:p>
      <text:p text:style-name="P1"><text:soft-page-break/>sudo apt-get install apache2 </text:p>
      <text:p text:style-name="P1"><text:s/>sudo apt-get install mysql-server</text:p>
      <text:p text:style-name="P1">password:</text:p>
      <text:p text:style-name="P1"><text:tab/>root</text:p>
      <text:p text:style-name="P1"><text:tab/>root</text:p>
      <text:p text:style-name="P1">sudo apt-get install php7.0 libapache2-mod-php7.0 php7.0-mysql php7.0-curl php7.0-json</text:p>
      <text:p text:style-name="P1">sudo service apache2 restart</text:p>
      <text:p text:style-name="P1">sudo service apache2 stop</text:p>
      <text:p text:style-name="P1"/>
      <text:p text:style-name="P1">cd /var/www/html/ </text:p>
      <text:p text:style-name="P1">sudo mv index.html index.2.html</text:p>
      <text:p text:style-name="P1">sudo nano info.php <text:s text:c="12"/></text:p>
      <text:p text:style-name="P1">sudo chmod -R 777 html/</text:p>
      <text:p text:style-name="P1"/>
      <text:p text:style-name="P1">----------------------------------------------GIT</text:p>
      <text:p text:style-name="P1"/>
      <text:p text:style-name="P1">//commit change place in console NANO</text:p>
      <text:p text:style-name="P1">Ctrl + K // copy</text:p>
      <text:p text:style-name="P1">Ctrl + V // past</text:p>
      <text:p text:style-name="P1"/>
      <text:p text:style-name="P1">// update local master first way</text:p>
      <text:p text:style-name="P1">git pull origin master</text:p>
      <text:p text:style-name="P1"/>
      <text:p text:style-name="P1">// update local master second way</text:p>
      <text:p text:style-name="P1">git fetch origin</text:p>
      <text:p text:style-name="P1">git rebase origin/master</text:p>
      <text:p text:style-name="P1"/>
      <text:p text:style-name="P1">// broken branch</text:p>
      <text:p text:style-name="P1"/>
      <text:p text:style-name="P1">// save data another branch</text:p>
      <text:p text:style-name="P1">git checkout -b AG-roken-branch</text:p>
      <text:p text:style-name="P1"/>
      <text:p text:style-name="P1">// looking for good changes</text:p>
      <text:p text:style-name="P1">git reflog</text:p>
      <text:p text:style-name="P1">git checkout f9b88ea</text:p>
      <text:p text:style-name="P1">git checkout -b AG-good-branch</text:p>
      <text:p text:style-name="P1">git push -f </text:p>
      <text:p text:style-name="P1"/>
      <text:p text:style-name="P1">git reset --soft HEAD^</text:p>
      <text:p text:style-name="P1"/>
      <text:p text:style-name="P1">git commit <text:s/>- -amend </text:p>
      <text:p text:style-name="P1"/>
      <text:p text:style-name="P1">rm -f ./.git/index.lock</text:p>
      <text:p text:style-name="P1"/>
      <text:p text:style-name="P1">--------------------------------------------Terminator</text:p>
      <text:p text:style-name="P1">// zoom active window</text:p>
      <text:p text:style-name="P1">ctrl+shift+x</text:p>
      <text:p text:style-name="P1"/>
      <text:p text:style-name="P1">// delete right</text:p>
      <text:p text:style-name="P1"><text:soft-page-break/>Ctrl + D</text:p>
      <text:p text:style-name="P1">// delete all left</text:p>
      <text:p text:style-name="P1">Ctrl + W</text:p>
      <text:p text:style-name="P1"/>
      <text:p text:style-name="P1">Terminator Preferences:</text:p>
      <text:p text:style-name="P1">Clobal -&gt; Appearance -&gt; Unfocused terminal font brightness -&gt; 1,0</text:p>
      <text:p text:style-name="P1">Profiles -&gt; Scrolling -&gt; check Infinite Scrollback</text:p>
      <text:p text:style-name="P1"/>
      <text:p text:style-name="P1">--------------------------------------------Chromium</text:p>
      <text:p text:style-name="P1"/>
      <text:p text:style-name="P1">//chrome go to line tcp:64</text:p>
      <text:p text:style-name="P1">//short name of the file “tcp”</text:p>
      <text:p text:style-name="P1"/>
      <text:p text:style-name="P1">ctrl+ P in search type: tcp:64</text:p>
      <text:p text:style-name="P1">F8 - debugging</text:p>
      <text:p text:style-name="P1">F10 - continue debug</text:p>
      <text:p text:style-name="P1"/>
      <text:p text:style-name="P1">//screenshot page</text:p>
      <text:p text:style-name="P1">Inspect -&gt; mobile version -&gt; ... (button) -&gt; capture full size screenshot</text:p>
      <text:p text:style-name="P1"/>
      <text:p text:style-name="P1">Shift + Etc --Task meneger in Chromium</text:p>
      <text:p text:style-name="P1"/>
      <text:p text:style-name="P1"/>
      <text:p text:style-name="P1"/>
      <text:p text:style-name="P1"/>
      <text:p text:style-name="P1">----------------------------------------------VScode</text:p>
      <text:p text:style-name="P1">//settings VScode</text:p>
      <text:p text:style-name="P1">Ctrl + P -&gt;Open user settings</text:p>
      <text:p text:style-name="P1"/>
      <text:p text:style-name="P1">Ctrl + Shift + F - global search</text:p>
      <text:p text:style-name="P1">Ctrl + P - search file</text:p>
      <text:p text:style-name="P1"/>
      <text:p text:style-name="P1">// git history</text:p>
      <text:p text:style-name="P1">Ctrl + B</text:p>
      <text:p text:style-name="P1"/>
      <text:p text:style-name="P1">// Show whitespace characters in Visual Studio Code</text:p>
      <text:p text:style-name="P1">"editor.renderWhitespace": "all",</text:p>
      <text:p text:style-name="P1"/>
      <text:p text:style-name="P1">// vertical rule VS code</text:p>
      <text:p text:style-name="P1">File &gt; Preferences &gt; settings </text:p>
      <text:p text:style-name="P1">"editor.rulers": [80,120]</text:p>
      <text:p text:style-name="P1"/>
      <text:p text:style-name="P1">Ctrl + Shift +H - global replace</text:p>
      <text:p text:style-name="P1">Shift + F12 - information on the use of the component</text:p>
      <text:p text:style-name="P1">Ctrl + space - autocomplete html code</text:p>
      <text:p text:style-name="P1">Ctrl + B - hide left menu</text:p>
      <text:p text:style-name="P1">Ctrl + Shift + I - formation json</text:p>
      <text:p text:style-name="P1"/>
      <text:p text:style-name="P1">----------------------------------------------Settings Sync</text:p>
      <text:p text:style-name="P1"><text:soft-page-break/></text:p>
      <text:p text:style-name="P1">install Settings Sync <text:s/>Ctrl+ Shift + P write "sync Update/Upload Settings" is generate </text:p>
      <text:p text:style-name="P1">token in console or redirect to git to create gist with token after</text:p>
      <text:p text:style-name="P1">then we insert in VScode. Settings Upload.</text:p>
      <text:p text:style-name="P1"/>
      <text:p text:style-name="P1">In new machine we only Ctrl+ Shift + P write "sync Download settings" insert in </text:p>
      <text:p text:style-name="P1">VScode "GitHub Gist" after then insert "GitHub ID"(ID in URL- numbers). We are waiting for </text:p>
      <text:p text:style-name="P1">downloading all extensions. Restart VScode.</text:p>
      <text:p text:style-name="P1"/>
      <text:p text:style-name="P1">---------------------------------------------typescript</text:p>
      <text:p text:style-name="P1"/>
      <text:p text:style-name="P1">sudo npm install -g typescript</text:p>
      <text:p text:style-name="P1">tsc --v</text:p>
      <text:p text:style-name="P1"/>
      <text:p text:style-name="P1">---------------------------------------------Server</text:p>
      <text:p text:style-name="P1">ng serve --aot --host 0.0.0.0</text:p>
      <text:p text:style-name="P1">// check ip linux (IPv4).example 192.168.8.10:4200</text:p>
      <text:p text:style-name="P1">ifconfig</text:p>
      <text:p text:style-name="P1"/>
      <text:p text:style-name="P1">// check ip Windows (IPv4)</text:p>
      <text:p text:style-name="P1">ipconfig</text:p>
      <text:p text:style-name="P1"/>
      <text:p text:style-name="P1">//if not working switch off Firewall</text:p>
      <text:p text:style-name="P1">// use another port Angular</text:p>
      <text:p text:style-name="P1">ng serve --aot --port 4201</text:p>
      <text:p text:style-name="P1"/>
      <text:p text:style-name="P1">------------------------------------------Database</text:p>
      <text:p text:style-name="P1">// open postgres db</text:p>
      <text:p text:style-name="P1">sudo su postgres</text:p>
      <text:p text:style-name="P1"/>
      <text:p text:style-name="P1">example:</text:p>
      <text:p text:style-name="P1">/home/nameSystem/NameProject/frontend$ psql</text:p>
      <text:p text:style-name="P1">postgres=# \ c NameProject</text:p>
      <text:p text:style-name="P1">postgres=# select * from what_you_wont</text:p>
      <text:p text:style-name="P1"/>
      <text:p text:style-name="P1">// exit postgres db</text:p>
      <text:p text:style-name="P1">Ctrl + D</text:p>
      <text:p text:style-name="P1"/>
      <text:p text:style-name="P1">---------------------------------------Programs</text:p>
      <text:p text:style-name="P1">htop</text:p>
      <text:p text:style-name="P1">Shutter</text:p>
      <text:p text:style-name="P1">VScode</text:p>
      <text:p text:style-name="P1">Slack</text:p>
      <text:p text:style-name="P1">LibreOffice</text:p>
      <text:p text:style-name="P1">Terminator + zsh</text:p>
      <text:p text:style-name="P1">Krita</text:p>
      <text:p text:style-name="P1"/>
      <text:p text:style-name="P1">---------------------------------------e2e</text:p>
      <text:p text:style-name="P1">xit - this ignore</text:p>
      <text:p text:style-name="P1"><text:soft-page-break/>fit - run used this test</text:p>
      <text:p text:style-name="P1"/>
      <text:p text:style-name="P1"/>
      <text:p text:style-name="P1"/>
      <text:p text:style-name="P2">---------------------------------------<text:span text:style-name="T1">git</text:span></text:p>
      <text:p text:style-name="P15">git config:</text:p>
      <text:p text:style-name="P15"/>
      <text:p text:style-name="P16">git config –list // check config list</text:p>
      <text:p text:style-name="P17">git config user.name “Andriy Danylko”</text:p>
      <text:p text:style-name="P17">git config user.email <text:a xlink:type="simple" xlink:href="mailto:andriy.dn@gmail.com" text:style-name="Internet_20_link" text:visited-style-name="Visited_20_Internet_20_Link">andriy.dn@gmail.com</text:a></text:p>
      <text:p text:style-name="P17">git config –global core.editor “D:\\..notepad++exe multilnst -notabbar -nosession -noPlugin”</text:p>
      <text:p text:style-name="P17"/>
      <text:p text:style-name="P18">git init</text:p>
      <text:p text:style-name="P18">git status</text:p>
      <text:p text:style-name="P18">git status –untracked-files=all // all file.ignore file also</text:p>
      <text:p text:style-name="P18"/>
      <text:p text:style-name="P19">git fetch // <text:span text:style-name="T7">see if github have <text:s/>any changes</text:span></text:p>
      <text:p text:style-name="P19"/>
      <text:p text:style-name="P15"/>
      <text:p text:style-name="P12"/>
      <text:p text:style-name="P20">git reset –hard HEAD@{1} // which version wants to return to</text:p>
      <text:p text:style-name="P5">git reset HEAD index.html</text:p>
      <text:p text:style-name="P6">git reset HEAD <text:span text:style-name="T3">456882</text:span></text:p>
      <text:p text:style-name="P8">git reset –hard 454646 // remove all to this points <text:s/>454646</text:p>
      <text:p text:style-name="P5"/>
      <text:p text:style-name="P5">git add . <text:s/>// add all changes in this folder</text:p>
      <text:p text:style-name="P5">git add -A // add all files and changes</text:p>
      <text:p text:style-name="P5"/>
      <text:p text:style-name="P5"/>
      <text:p text:style-name="P13">git diff // show changes in files</text:p>
      <text:p text:style-name="P3">git reflog</text:p>
      <text:p text:style-name="P14">git reflog –data=iso // all logs with data</text:p>
      <text:p text:style-name="P3">git log</text:p>
      <text:p text:style-name="P27">git log --graph --decorate –oneline // show nice</text:p>
      <text:p text:style-name="P13">git log –since2.weeks // commits for the last 2 weeks</text:p>
      <text:p text:style-name="P13">git log –name-status HEAD^..HEAD // name of the last comic and the files we added</text:p>
      <text:p text:style-name="P9">git log –prety=online –author= “Andriy”</text:p>
      <text:p text:style-name="P9">git log –pretty = format: “%h” // Format</text:p>
      <text:p text:style-name="P9"><text:tab/>%h – hash</text:p>
      <text:p text:style-name="P9"><text:tab/>%s – name commit</text:p>
      <text:p text:style-name="P9"><text:tab/>%ad – data</text:p>
      <text:p text:style-name="P9"><text:tab/>%an –author</text:p>
      <text:p text:style-name="P9">example:</text:p>
      <text:p text:style-name="P10"><text:tab/>git log –pretty = format: “%h- %<text:span text:style-name="T4">s: %ad | [%an]</text:span>” --<text:span text:style-name="T4">date=short</text:span></text:p>
      <text:p text:style-name="P10"/>
      <text:p text:style-name="P9"/>
      <text:p text:style-name="P26"/>
      <text:p text:style-name="P3">git pull –rebase origin master <text:s/>// on top of remote changes impose our local</text:p>
      <text:p text:style-name="P7">git pull origin name-branch // pull changes in this branch</text:p>
      <text:p text:style-name="P11"><text:soft-page-break/>git pull origin master // merge <text:span text:style-name="T5">origin </text:span>master<text:span text:style-name="T5">(github) to current branch</text:span></text:p>
      <text:p text:style-name="P12">git log -1 // check last commit</text:p>
      <text:p text:style-name="P11"/>
      <text:p text:style-name="P11"><text:span text:style-name="T6">git </text:span><text:s/><text:span text:style-name="T6">push –set-upstream origin nameBranch // push changes in to nameBranch</text:span></text:p>
      <text:p text:style-name="P23">git push -u origin master // push new project to new repo in github</text:p>
      <text:p text:style-name="P24">git push origin nameBranch // rewrite branch</text:p>
      <text:p text:style-name="P24"/>
      <text:p text:style-name="P24">git rebase -i origin/master // rebase changes in github to local master</text:p>
      <text:p text:style-name="P24"><text:tab/>d -drop commit</text:p>
      <text:p text:style-name="P24"><text:tab/>f – add to top commit</text:p>
      <text:p text:style-name="P24"><text:tab/>r – change name commit</text:p>
      <text:p text:style-name="Standard">git rebase –abort // delete all changes what did you do <text:span text:style-name="T8">using rebase -i</text:span></text:p>
      <text:p text:style-name="P29">git rebase –continue // continue resolve conflict and do not forget <text:s/>use “git add .”</text:p>
      <text:p text:style-name="P29">git rebase –skip // skip in the middle of rebase</text:p>
      <text:p text:style-name="P29"/>
      <text:p text:style-name="P12">git merge nameBranch</text:p>
      <text:p text:style-name="P11"/>
      <text:p text:style-name="P3"/>
      <text:p text:style-name="P3">git stash</text:p>
      <text:p text:style-name="P3">git stash pop // add last stash and delete him</text:p>
      <text:p text:style-name="P3">git stash list // show stash list</text:p>
      <text:p text:style-name="P3">git stash show // the last stash <text:s/>has which been added</text:p>
      <text:p text:style-name="P3">git stash apply // add last stash to my code</text:p>
      <text:p text:style-name="P3">git stash drop // delete last stash</text:p>
      <text:p text:style-name="P3">git stash clear // delete all stash. Do not return them</text:p>
      <text:p text:style-name="P3"/>
      <text:p text:style-name="P4">git remote -v // check <text:span text:style-name="T2">way </text:span><text:a xlink:type="simple" xlink:href="mailto:git@github.com" text:style-name="Internet_20_link" text:visited-style-name="Visited_20_Internet_20_Link"><text:span text:style-name="T2">git@github.com</text:span></text:a><text:span text:style-name="T2"> (pull / push)</text:span></text:p>
      <text:p text:style-name="P5">git remote // <text:s/>check repository</text:p>
      <text:p text:style-name="P5"/>
      <text:p text:style-name="P7">git commit –amend -m “new name commit” // rewrite commit and change name</text:p>
      <text:p text:style-name="P8">git revert 42559 –no-edit <text:s/>// <text:span text:style-name="T3">rewrite commit </text:span></text:p>
      <text:p text:style-name="P8">git revert 42559 -m <text:s/>// <text:span text:style-name="T3">rewrite commit </text:span>.Confirm changes write the commit name</text:p>
      <text:p text:style-name="P8">git revert –abort</text:p>
      <text:p text:style-name="P8"/>
      <text:p text:style-name="P9">sudo apt-get install gitk // install graph</text:p>
      <text:p text:style-name="P9">gitk <text:s/>// show graph</text:p>
      <text:p text:style-name="P14">git touch test.js // create file</text:p>
      <text:p text:style-name="P14"/>
      <text:p text:style-name="P14">git branch nameBranch</text:p>
      <text:p text:style-name="P14">git checkout -b nameBranch</text:p>
      <text:p text:style-name="P14">git branch // check branch name</text:p>
      <text:p text:style-name="P14">git branch -D nameBranch // delete branch nameBranch</text:p>
      <text:p text:style-name="P14">git <text:s/>rm –chached index.html //exclude file from the list git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9:29:32.476854265</meta:creation-date>
    <dc:date>2018-06-30T12:05:15.574681502</dc:date>
    <meta:editing-duration>PT14M1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9" meta:paragraph-count="301" meta:word-count="1569" meta:character-count="10458" meta:non-whitespace-character-count="9108"/>
  </office:meta>
</office:document-meta>
</file>